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face style:name="Showcard Gothic" svg:font-family="'Showcard Gothic'" style:font-family-generic="decorative"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4">
      <style:text-properties fo:color="#000000" fo:font-size="9pt" fo:font-weight="normal" style:font-size-asian="9pt" style:font-weight-asian="normal" style:font-weight-complex="normal"/>
    </style:style>
    <style:style style:name="P2" style:family="paragraph" style:parent-style-name="Footer">
      <style:paragraph-properties>
        <style:tab-stops/>
      </style:paragraph-properties>
    </style:style>
    <style:style style:name="P3" style:family="paragraph" style:parent-style-name="Footer">
      <style:paragraph-properties fo:margin-left="0in" fo:margin-right="0.25in" fo:text-align="center" style:justify-single-word="false" fo:text-indent="0in" style:auto-text-indent="false"/>
    </style:style>
    <style:style style:name="P4" style:family="paragraph" style:parent-style-name="Body_20_Text_20_2">
      <style:text-properties style:font-name="Courier New" style:font-size-complex="12pt"/>
    </style:style>
    <style:style style:name="P5" style:family="paragraph" style:parent-style-name="Header">
      <style:paragraph-properties fo:text-align="center" style:justify-single-word="false"/>
    </style:style>
    <style:style style:name="P6" style:family="paragraph" style:parent-style-name="Heading_20_1">
      <style:paragraph-properties fo:break-before="page"/>
    </style:style>
    <style:style style:name="P7" style:family="paragraph" style:parent-style-name="Heading_20_1" style:master-page-name="Standard">
      <style:paragraph-properties style:page-number="auto"/>
    </style:style>
    <style:style style:name="P8" style:family="paragraph" style:parent-style-name="Standard">
      <style:text-properties fo:font-size="9pt" style:font-size-asian="9pt"/>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text-align="center" style:justify-single-word="false" fo:padding-left="0.0555in" fo:padding-right="0.0555in" fo:padding-top="0.0138in" fo:padding-bottom="0.0138in" fo:border="0.0071in solid #000000"/>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style:text-position="super 58%" style:text-underline-style="solid" style:text-underline-width="auto" style:text-underline-color="font-color"/>
    </style:style>
    <style:style style:name="T4" style:family="text">
      <style:text-properties style:text-position="super 58%" fo:font-size="9pt" style:text-underline-style="solid" style:text-underline-width="auto" style:text-underline-color="font-color" style:font-size-asian="9pt"/>
    </style:style>
    <style:style style:name="T5" style:family="text">
      <style:text-properties style:text-position="super 58%" fo:font-size="9pt" style:font-size-asian="9pt"/>
    </style:style>
    <style:style style:name="T6" style:family="text">
      <style:text-properties fo:font-size="9pt" style:text-underline-style="solid" style:text-underline-width="auto" style:text-underline-color="font-color" style:font-size-asian="9pt"/>
    </style:style>
    <style:style style:name="T7" style:family="text">
      <style:text-properties fo:font-size="9pt" style:font-size-asian="9pt"/>
    </style:style>
    <style:style style:name="T8"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1. Mario</text:h>
      <text:p text:style-name="Standard">Eigenaar pizzaria (met bezorgservice)</text:p>
      <text:p text:style-name="Standard"/>
      <text:p text:style-name="Standard">Jij komt oorspronkelijk uit Rome en bent in Juine een pizzaria begonnen. Ook bezorg je je pizza's bij de mensen thuis. Je meest gevraagde pizza is de pizza Ichthus. </text:p>
      <text:p text:style-name="P2"/>
      <text:p text:style-name="Standard"><text:span text:style-name="T1">Piet, eigenaar Chinees restaurant (met bezorgservice)</text:span>: Piet heeft een bezorgchinees. Daarom haat je hem, wegens de moordende en oneerlijke concurrentie. Volgens jou steekt Piet de banden van je fiets steeds lek, want telkens als je je bestelling wilt bezorgen, zijn de banden lek. Je doet dan maar de bestelling te voet (de verst afgelegen Juinenaar woont 200 meter van je huis) en brengt de fiets naar <text:span text:style-name="T1">Theo, de fietsenmaker</text:span>. Hij plakt dan je banden.</text:p>
      <text:p text:style-name="Standard"><text:span text:style-name="T1">Cornée, de SRV-fiets-eigenaresse</text:span>: Zij maakt dagelijks haar ronden door Juine om met haar SRV-fiets de Juinenaren van hun koopwaar te voorzien. Je hebt een afspraak met haar gemaakt: Zij verkoopt geen pizza's en jij geen frisdrank. Ook heb je met haar afgesproken dat jij je pizza's extra zout maakt. Hierdoor kopen de Juinenaren meer frisdrank bij haar. Ze verkoopt helaas ook geen Chinese maaltijden. Je zou Piet een hak kunnen zetten door haar over te halen om wel Chinese maaltijden te verkopen!</text:p>
      <text:p text:style-name="Standard"><text:span text:style-name="T1">Wijlen Henk de 119</text:span><text:span text:style-name="T3">e</text:span><text:span text:style-name="T1">, ex-kroegbaas 'Het Centrum'</text:span>: Jouw meest gevraagde pizza is de 'pizza Ichthus'. Deze naam heb je van Henk. Hij stond erop dat je je pizza met vis zo noemde, om de Romeinse taal in Juine te stimuleren. Hij verkocht jou tevens de vis voor deze meest favoriete pizza van Juine.</text:p>
      <text:p text:style-name="Standard"><text:span text:style-name="T1">De 'VIETCONG' (Vereniging Intreding En Toetreding Coöperatieve Omgang Namens Gelijkgezinden)</text:span>: Jij bent lid van deze vereniging. Deze vereniging heeft als doel de Juinense cultuur beter te leren begrijpen. De vereniging heeft de volgende leden: jij, <text:span text:style-name="T1">Debby</text:span> (de dominee, zij komt uit Reykjavik) en <text:span text:style-name="T1">Rosa</text:span> (zij komt uit Moskou). Soms nodigt de vereniging een gastspreker uit. Gisteravond hadden jullie <text:span text:style-name="T1">wijlen Henk de 119</text:span><text:span text:style-name="T3">e</text:span><text:span text:style-name="T1">, ex-kroegbaas 'Het Centrum'</text:span> te gast. Zijn voordracht heette:'Waarom vreemdelingen niet in Juine thuishoren'. Jij vond dit een geweldig goede voordracht. Je kende hem nog niet zò welbespraakt en bent onverwachts en spontaan smoorverliefd op hem geworden. Na zijn voordracht heb je hem in de nacht een paar straten achtervolgd om hem dit kenbaar te maken. Maar je durfde niet, bent naar huis gegaan en hebt jezelf in slaap gehuild. Had je hem maar aangesproken, dan had je misschien de dood van de man van je dromen kunnen voorkomen!</text:p>
      <text:h text:style-name="P6" text:outline-level="1">2. Stef</text:h>
      <text:p text:style-name="P4">De smid. Je bent zichtbaar verwond naar aanleiding van een vechtpartij gisteren.</text:p>
      <text:p text:style-name="P8"/>
      <text:p text:style-name="P8">Als smid heb je weinig te doen in Juine. </text:p>
      <text:p text:style-name="P8"/>
      <text:p text:style-name="P8">Je bent ook niet slim: woorden met meer dan drie lettergrepen begrijp je niet. Als iemand een te lang woord uitspreekt, snap je dit nooit. Dit laat je de ander weten met steeds dezelfde grap.</text:p>
      <text:p text:style-name="P8"/>
      <text:p text:style-name="P8">Als enige slimme heb je een truc bedacht om meer te verdienen: je verspreidt het gerucht dat er een oorlog op komst is! Ook zorg je ervoor dat de weinige paarden zoveel mogelijk bewegen, zodat hun hoeven sneller slijten. Je verkoopt paardehoeven, bijlen, zwaarden, dynamiet en vuurwerk. Om het gerucht dat er oorlog op komst is kracht bij te zetten, steek je soms 's nachts wat vuurwerk af.</text:p>
      <text:p text:style-name="P8"/>
      <text:p text:style-name="P8">Je grote trots is je vlag: op een dag lag er een rode lap stof op de grond met een mooi logo. Deze heb je toen als uithangbord opgehangen boven je smidse.</text:p>
      <text:p text:style-name="P8"/>
      <text:p text:style-name="Standard"><text:span text:style-name="T6">Alexander, de houthakker</text:span><text:span text:style-name="T7">: Hij koopt zijn bijlen bij je. Je hebt hem wijsgemaakt dat er een oorlog op komst is. Sindsdien koopt hij ook zwaarden bij je. </text:span></text:p>
      <text:p text:style-name="Standard"><text:span text:style-name="T6">Mien, de mijnwerkster</text:span><text:span text:style-name="T7">: Je verkoopt haar dynamiet.</text:span></text:p>
      <text:p text:style-name="Standard"><text:span text:style-name="T6">Rosa</text:span><text:span text:style-name="T7">: zij praat altijd heel raar tegen je met veel woorden die meer dan drie lettergrepen zijn. Dit snap je niet, daarvoor is je verstand te beperkt.</text:span></text:p>
      <text:p text:style-name="Standard"><text:span text:style-name="T6">Dokter Bernard, de tandarts</text:span><text:span text:style-name="T7">: vroeger smeedde je voor hem zijn tandartsgereedschap. Tot op een dag je industriestaal op was. Toen heb je maar wat roestig ijzer omgesmolten tot de bestelde tandartsboor. Toen dokter Bernard deze gebruikte, zou deze volgens dokter Bernard zijn afgebroken. Tja, dat zou best kunnen. Sindsdien mag hij je niet meer. Dat snap je best. Wat je niet snapt, is dat hij zijn geld nog steeds terug wil. Dit vind jij volkomen onterecht: jij kon er toch ook niets aan doen dat jij geen industriestaal meer had? Dit is een onverwijtbare tekortkoming! Sindsdien koopt hij gelukkig ook geen gereedschap meer bij jou.</text:span></text:p>
      <text:p text:style-name="Standard"><text:span text:style-name="T6">De KGB ('Kameraden Gaan Bowlen')</text:span><text:span text:style-name="T7">: deze bowlingclub bestaat uit jou, </text:span><text:span text:style-name="T6">Wally</text:span><text:span text:style-name="T7"> (de visser), </text:span><text:span text:style-name="T6">Theo</text:span><text:span text:style-name="T7"> (de fietsenmaker) en wijlen </text:span><text:span text:style-name="T6">Henk de 119</text:span><text:span text:style-name="T4">e</text:span><text:span text:style-name="T5"> </text:span><text:span text:style-name="T7">(ex-kroegbaas 'Het Centrum'). Jullie gaan één keer in de week bowlen. Jij hebt ooit de bowlingballen hiervoor gesmeed, waar ze jou nog steeds dankbaar voor (moeten) zijn. Voor de andere drie had je een extra zware bal met één gat gesmeed en voor jezelf een extra lichte met drie gaten. Dat jij een fijnere bal hebt, hebben de anderen gelukkig niet door. </text:span></text:p>
      <text:p text:style-name="Standard"><text:span text:style-name="T7"><text:s text:c="2"/>Gisteren hebben jullie weer gebowld en hebben jij, Wally en Theo gezegd dat jullie wijlen </text:span><text:span text:style-name="T6">Henk de 119</text:span><text:span text:style-name="T4">e</text:span><text:span text:style-name="T7"> verdenken van valsspelen. Hij werd toen woedend en heeft met zijn bowlingbal jullie alledrie aan gort geslagen. De verwondingen die jij hebt opgelopen zijn nog steeds zichtbaar.</text:span></text:p>
      <text:p text:style-name="Standard"><text:span text:style-name="T6">Wijlen Henk de 119</text:span><text:span text:style-name="T4">e</text:span><text:span text:style-name="T6">, ex-kroegbaas 'Het Centrum'</text:span><text:span text:style-name="T7">: naast dat Henk kroegbaas was, had hij ook een bierkoerier te paard. Je raadde hem aan om zijn paard zoveel mogelijk te laten rennen, 'zodat de gewrichten soepel blijven'. In werkelijkheid zorgde je ervoor dat de hoeven van zijn paard sneller sleten. </text:span></text:p>
      <text:h text:style-name="P6" text:outline-level="1">3. Alexander</text:h>
      <text:p text:style-name="Standard">Houthakker.</text:p>
      <text:p text:style-name="Standard"/>
      <text:p text:style-name="Standard">Je bent een afstammeling van de legendarische Jan De Veearts. </text:p>
      <text:p text:style-name="Standard"/>
      <text:p text:style-name="Standard">Als hobby heb je het verzamelen van kurken. Althans, dat zeg je. In werkelijkheid gebruik je de kurken als grondstof voor je eigen buskruit. </text:p>
      <text:p text:style-name="Standard"/>
      <text:p text:style-name="Standard"><text:span text:style-name="T1">Stef, de smid</text:span>: bij Stef kocht je vroeger alleen maar bijlen. Op een dag wist hij dat er oorlog op komst is en gelukkig deelde hij dit je mee. En elke avond zijn er in Juine één of meerdere knallen te horen! Die zijn vast van een naderend oorlogsfront! Sindsdien koop je zwaarden bij hem. Met deze zwaarden oefen je in het plaatselijke bos, opdat je in de oorlog goed getraind zult zijn in het zwaardgevecht. Wellicht bevrijd je Juine wel van de vijand met je macht! Immers, jij bent een afstammeling van de legendarische Jan De Veearts!</text:p>
      <text:p text:style-name="Standard"><text:span text:style-name="T1">Mozuf, de weerman</text:span>: hij is bezig om een soort houten constructie te bouwen om de oorlog mee te kunnen winnen. Jij levert hem hout hiervoor. Omdat dit hout voor het goede doel is, geef je hem hier korting op.</text:p>
      <text:p text:style-name="Standard"><text:span text:style-name="T1">Jaap, kroegbaas 'In De Walrus'</text:span>: vroeger spaarde je kurken, omdat je kurken interessant vond. Je vertelde dit eens aan Jaap. Hij antwoordde met: 'Dat is nog niks! Ik heb mezelf ooit eens vrijgevochten als galeislaaf van een Trojaans galjoenschip door stiekem kurken te vermalen tijdens volle maan om daar buskruit van te maken!'. Sindsdien ben je, in het geheim, nog drukker bezig kurken te sparen.</text:p>
      <text:p text:style-name="Standard"><text:span text:style-name="T1">Mien, de mijnwerkster</text:span>: vandaag kwam Mien bij je langs met een natte kurk die ze had gevonden. Aan de structuur van de kurkvezels te zien, vermoed je dat deze afkomstig is uit een mediterraan land.</text:p>
      <text:p text:style-name="Standard"/>
      <text:p text:style-name="Standard"/>
      <text:p text:style-name="Standard"/>
      <text:p text:style-name="Standard"/>
      <text:h text:style-name="P6" text:outline-level="1">4. Wally</text:h>
      <text:p text:style-name="Standard">Visser</text:p>
      <text:p text:style-name="Standard">Man van Truus</text:p>
      <text:p text:style-name="Standard"/>
      <text:p text:style-name="Standard">Al jaren lang vis je aan De Juinse Vijver, echter al jaren zonder ook maar één vis te hebben gevangen. Maar het geduld heeft zich terugbetaald: vanochtend had je een goede vangst!</text:p>
      <text:p text:style-name="Standard"/>
      <text:p text:style-name="Standard"><text:span text:style-name="T1">Truus, de barvrouw in 'Het Centrum'</text:span>: Je bent met Truus getrouwd. Truus bewondert je heel erg. En dat is ook terecht! Want een visser zet elke dag zijn leven op het spel! Omdat jouw inkomsten tot vandaag te laag waren om van rond te komen, heeft zij een baan als barvrouw in 'Het Centrum'.</text:p>
      <text:p text:style-name="Standard"><text:span text:style-name="T1">Mozuf, de weerman</text:span>: hij is een soort schip aan het bouwen aan De Juinse Vijver. Daarom vang je natuurlijk nooit iets: hij jaagt alle vissen weg! Daarom heb je ruzie met hem. Dat je vanochtend wel iets gevangen hebt, zal ook wel aan hem liggen.</text:p>
      <text:p text:style-name="Standard"><text:span text:style-name="T1">Wijlen Henk de 119</text:span><text:span text:style-name="T3">e</text:span><text:span text:style-name="T1">, ex-kroegbaas 'Het Centrum'</text:span>: Henk was naast kroegbaas ook bierkoerier te paard. Je ziet dat hij vaak bij Mozuf langskwam.</text:p>
      <text:p text:style-name="Standard"><text:span text:style-name="T1">Willy, de dichter</text:span>: je kent hem niet zo goed, maar je vindt 'Willy' dan ook zo'n domme naam, dat dat je niet uitmaakt.</text:p>
      <text:p text:style-name="Standard"><text:span text:style-name="T1">Jaap, kroegbaas 'In De Walrus'</text:span>: op een dag vertelde je hem dat je ooit eens een grote karper had gevangen. De grootte van deze karper gaf je aan door je handen zo ver als je kon uit elkaar te houden. Hij zei: 'Dat is nog niks! Ik had eens zo'n grote citroenhaai gevangen!' en hij hield zijn armen ook zo ver mogelijk uit elkaar om de grootte aan te geven. Echter, jij had langere armen, waardoor jij van de twee de grootste vis had gevangen! Sindsdien vertel je hem graag je visverhalen. Vooral omdat je vanochtend weer vis ving, heb je hem dan ook veel te vertellen!</text:p>
      <text:p text:style-name="Standard"><text:span text:style-name="T1">De KGB ('Kameraden Gaan Bowlen')</text:span>: deze bowlingclub bestaat uit jou, <text:span text:style-name="T1">Stef</text:span> (de smid), <text:span text:style-name="T1">Theo</text:span> (de fietsenmaker) en wijlen <text:span text:style-name="T1">Henk de 119</text:span><text:span text:style-name="T3">e</text:span><text:span text:style-name="T2"> </text:span>(ex-kroegbaas 'Het Centrum'). Jullie gaan één keer in de week bowlen. Stef, de smid heeft ooit de bowlingballen hiervoor gesmeed, waar jullie hem nog steeds dankbaar voor zijn. Gisteren hebben jullie weer bebowld en hebben jij, Stef en Theo gezegd dat jullie wijlen <text:span text:style-name="T1">Henk de 119</text:span><text:span text:style-name="T3">e</text:span> verdenken van valsspelen. Hij werd toen woedend en heeft met zijn bowlingbal jullie alledrie aan gort geslagen. De verwondingen die jij hebt opgelopen zijn nog steeds zichtbaar.</text:p>
      <text:p text:style-name="Standard"><text:span text:style-name="T1">Madelène, de dierenwinkeleigenaresse</text:span>: volgens jou is ze verliefd op je. Maar ook is ze heel verlegen. Je vindt haar ruiken naar cavia en dit vind je een zoete zwoele geur, waar je misschien wel meer van wilt...</text:p>
      <text:h text:style-name="P6" text:outline-level="1">5. Piet</text:h>
      <text:p text:style-name="Standard">Eigenaar Chinees restaurant (met bezorgservice)</text:p>
      <text:p text:style-name="Standard">Wiskundige</text:p>
      <text:p text:style-name="Standard"/>
      <text:p text:style-name="Standard">Jij wilt graag communist worden. Dit, omdat de communistische technologie duizenden jaren voorloopt. En jouw geniale brein loopt ook duizenden jaren voor op de gemiddelde domme boer in Juine! Als wiskundige heb je dan ook al enkele belangrijke wetten ontdekt:</text:p>
      <text:p text:style-name="Standard">- Als je de som van de hoeken van de driehoeken optelt, dan krijg je altijd een getal.</text:p>
      <text:p text:style-name="Standard">- Als je de lengten van de benen van de driehoeken optelt, dan krijg je altijd een getal.</text:p>
      <text:p text:style-name="Standard">- Een cirkel heeft altijd minder dan vier hoeken.</text:p>
      <text:p text:style-name="Standard"/>
      <text:p text:style-name="Standard"><text:span text:style-name="T1">Mario, eigenaar pizzaria (met bezorgservice)</text:span>: Mario heeft een pizzaria met bezorgservice. Daarom haat je hem, wegens de moordende en oneerlijke concurrentie. Volgens jou steekt Mario de banden van je fiets steeds lek, want telkens als je je bestelling wilt bezorgen, zijn de banden lek. Je doet dan maar de bestelling te voet (de verst afgelegen Juinenaar woont 200 meter van je huis) en brengt de fiets naar <text:span text:style-name="T1">Theo, de fietsenmaker</text:span>. Hij plakt dan je banden.</text:p>
      <text:p text:style-name="Standard"><text:span text:style-name="T1">Cornée, de SRV-fiets-eigenaresse</text:span>: Zij maakt dagelijks haar ronden door Juine om met haar SRV-fiets de Juinenaren van hun koopwaar te voorzien. Je hebt een afspraak met haar gemaakt: Zij verkoopt geen Chinese maaltijden en jij geen frisdrank. Ook heb je met haar afgesproken dat jij je maaltijden extra zout maakt. Hierdoor kopen de Juinenaren meer frisdrank bij haar. Ze verkoopt helaas ook geen pizza's. Je zou Mario een hak kunnen zetten door haar over te halen om wel pizza's te verkopen!</text:p>
      <text:p text:style-name="Standard"><text:span text:style-name="T1">Dokter Bernard, de tandarts</text:span>: hij is een van je vaste klanten voor je bezorgservice. Je staat bijna elke twee dagen voor zijn deur met een Chinese maaltijd.</text:p>
      <text:p text:style-name="Standard"><text:span text:style-name="T1">Wijlen Henk de 119</text:span><text:span text:style-name="T3">e</text:span><text:span text:style-name="T1">, ex-kroegbaas 'Het Centrum'</text:span>: Henk leverde je je vis voor je sushi. Henk drong erop aan deze sushi 'sushi Ichthus' te noemen. Hij stond erop dat je je sushi zo noemde, om de Romeinse taal in Juine te stimuleren.</text:p>
      <text:p text:style-name="Standard"><text:span text:style-name="T1">Debby, de dominee</text:span>: elke nacht is er in Juine een luide knal te horen. Debby weet dat dit een aankondiging is van de Apocalyps. Met jouw geniale wiskundige inzichten en haar zeer uitgebreide Bijbelkennis werken jullie veel samen om de dag van deze Apocalyps te voorspellen. </text:p>
      <text:h text:style-name="P6" text:outline-level="1">6. Theo</text:h>
      <text:p text:style-name="Standard">Fietsenmaker</text:p>
      <text:p text:style-name="Standard"/>
      <text:p text:style-name="Standard">Er is weinig werk voor een fietsenmaker in Juine. Gelukkig hebben zowel <text:span text:style-name="T1">Piet</text:span> (eigenaar Chinees restaurant, met bezorgservice) en <text:span text:style-name="T1">Mario</text:span> (eigenaar pizzaria, met bezorgservice) een fiets. Je steekt zo vaak als je kunt steikem hun banden lek. Dan komen ze iets later bij jou langs om hun band te laten plakken. </text:p>
      <text:p text:style-name="Standard"/>
      <text:p text:style-name="Standard"><text:span text:style-name="T1">De KGB ('Kameraden Gaan Bowlen')</text:span>: deze bowlingclub bestaat uit jou, <text:span text:style-name="T1">Wally</text:span> (de visser), <text:span text:style-name="T1">Stef</text:span> (de smid) en wijlen <text:span text:style-name="T1">Henk de 119</text:span><text:span text:style-name="T3">e</text:span><text:span text:style-name="T2"> </text:span>(ex-kroegbaas 'Het Centrum'). Jullie gaan eens in de week bowlen. Stef, de smid heeft ooit de bowlingballen hiervoor gesmeed, waar jullie hem nog steeds dankbaar voor zijn. Gisteren hebben jullie weer gebowld en hebben jij, Wally en Stef gezegd dat jullie wijlen <text:span text:style-name="T1">Henk de 119</text:span><text:span text:style-name="T3">e</text:span> verdenken van valsspelen. Hij werd toen woedend en heeft met zijn bowlingbal jullie alledrie aan gort geslagen. De verwondingen die jij hebt opgelopen zijn nog steeds zichtbaar.</text:p>
      <text:p text:style-name="Standard"><text:span text:style-name="T1">Wijlen Henk de 119</text:span><text:span text:style-name="T3">e</text:span><text:span text:style-name="T1">, ex-kroegbaas 'Het Centrum'</text:span>: je had een gigantische hekel aan Henk. Henk heeft naast zijn kroeg ook een functie als bierkoerier. Maar hij heeft niet een bierbezorgfiets, maar een pilspaard! Hierdoor heb je aan hem geen klandizie. Daarom ga je ook nooit in zijn kroeg bier drinken!</text:p>
      <text:p text:style-name="Standard"><text:span text:style-name="T1">Cornée, de SRV-fiets-eigenaresse</text:span>: ook haar banden probeer je zo vaak maar kan lek te steken. Maar dat is je in praktijk nog nooit gelukt! Ze blijft altijd dicht bij haar fiets. Soms wacht je meerdere minuten in de schaduwen om op een onbewaakt moment toe te slaan, maar tot nu toe zonder succes. Je bent hierdoor wel een meester geworden in het ongezien observeren van mensen vanuit de schaduwen!</text:p>
      <text:p text:style-name="Standard"><text:span text:style-name="T1">Mario, eigenaar pizzaria (met bezorgservice)</text:span>: net toen je gisterenavond zijn banden lek wilde steken, liep <text:span text:style-name="T1">Henk de 119</text:span><text:span text:style-name="T3">e</text:span> langs, op enige afstand gevolgd door Mario. Je hebt ze een tijdje gevolgd, maar bent ze uit het oog verloren.</text:p>
      <text:p text:style-name="Standard"/>
      <text:p text:style-name="Standard"/>
      <text:h text:style-name="P6" text:outline-level="1">7. Mozuf</text:h>
      <text:p text:style-name="Standard">Arkbouwer, weerman</text:p>
      <text:p text:style-name="Standard">Man van Magdaria</text:p>
      <text:p text:style-name="Standard"/>
      <text:p text:style-name="Standard">Jij bent weerman. Echter, je voorspelt altijd dat het gaat regenen. Dit komt omdat jij gelooft dat 'de blauwe lucht' een erg grote blauwe wolk is. Natuurlijk is een wolk blauw, want water is ook blauw! Soms hangt er een rookwolk voor de blauwe wolk, maar dat maakt voor de regen uit de blauwe wolk niet uit! Kortom: het gaat altijd regenen!</text:p>
      <text:p text:style-name="Standard"/>
      <text:p text:style-name="Standard">Jij hebt ooit een verschijning gehad van een wezen op het kerkhof van Juine midden in de nacht. Jij denkt dat het de engel Gabriël was. Deze droeg je op om een ark bouwen en met Magdaria te trouwen. </text:p>
      <text:p text:style-name="Standard"/>
      <text:p text:style-name="Standard"><text:span text:style-name="T1">Magdaria, barvrouw 'In De Walrus'</text:span>: je vrouw. Na de verschijning van Gabriël zijn jullie getrouwd. Je hebt haar nooit verteld waarom je met haar wilde trouwen. Je geeft veel om haar. Ze is barvrouw in 'In De Walrus'. Jij vindt het bier dat ze daar schenken niet te zuipen. Om haar niet te kwetsen lieg je dat je geen bier lust. Je gaat al helemaal niet naar de concurrent 'Het Centrum' om bier te drinken. </text:p>
      <text:p text:style-name="Standard"><text:span text:style-name="T1">Wijlen Henk de 119</text:span><text:span text:style-name="T3">e</text:span><text:span text:style-name="T1">, ex-kroegbaas 'Het Centrum'</text:span>: om je vrouw niet te kwetsen, bestelde jij stiekem je bier bij Henk. Hij was naast kroegbaas ook een bierkoerier te paard. </text:p>
      <text:p text:style-name="Standard"><text:span text:style-name="T1">Alexander, de houthakker</text:span>: je hebt opgevangen dat Alexander gelooft dat er een oorlog op komst is. Je hebt hiervan gebruik gemaakt: je hebt hem voorgelogen dat je het hout dat je bij hem koopt, gebruikt om een houten constructie te bouwen die bij kan dragen aan de overwinning in de oorlog. Hierdoor kun je goedkoper hout kopen voor je ark. </text:p>
      <text:p text:style-name="Standard"><text:span text:style-name="T1">Madelène, dierenwinkeleigenaresse</text:span>: voor je ark heb je van elke diersoort een mannetje en een vrouwtje nodig. Madelène heeft een dierenwinkel en is dus door God zelve gezonden. Geld heb je niet, dus je wilt haar de mogelijkheid bieden om met jou, Magdaria en haar handelswaar mee te gaan op je ark als de zondvloed komt. </text:p>
      <text:p text:style-name="Standard"><text:span text:style-name="T1">Wally, de visser</text:span>: jij bouwt jouw ark aan De Juinse Vijver, zodat deze daar te water kan worden gelaten. Wally heeft ruzie met jou, omdat jij de vissen weg zou jagen. Nou, volgens jou kan hij gewoon niet vissen! Ook heeft hij volgens jou een oogje op Madelène, waardoor je hem nog meer haat!</text:p>
      <text:p text:style-name="Standard"/>
      <text:p text:style-name="Standard"/>
      <text:h text:style-name="P6" text:outline-level="1">8. Truus</text:h>
      <text:p text:style-name="Standard">Barvrouw 'Het Centrum'</text:p>
      <text:p text:style-name="Standard">Vrouw van Wally, de visser</text:p>
      <text:p text:style-name="Standard">Bang voor walvissen</text:p>
      <text:p text:style-name="Standard"/>
      <text:p text:style-name="Standard">Je hebt een erge fobie voor walvissen. Dit, omdat je als kind het horrorverhaal 'Jonas en de Walvis' hebt gelezen. Sindsdien en nog steeds heb je hierover nachtmerries. Als je het woord 'walvis' hoort, krijg je al een panische reactie! Je durft daarom niet in 'In de Walrus' te werken, omdat het woord 'walrus' je teveel doet denken aan 'walvis'. </text:p>
      <text:p text:style-name="Standard"/>
      <text:p text:style-name="Standard"><text:span text:style-name="T1">Wally, de visser</text:span>: je man. Hij vist elke dag aan De Juinse Vijver. Hij is in jouw ogen een held, want je hoopt dat hij ooit eens een walvis vangt en zo de soort misschien wel uitroeit! Echter, hij vangt al jaren geen vis, behalve vanochtend. Volgens jou, maar dat heb je nooit hardop gezegd, zit er een walvis in De Juinse Vijver. Dit denk je omdat je elke avond een harde knal hoort. Dit is natuurlijk de lokroep van een walvis!</text:p>
      <text:p text:style-name="Standard"><text:span text:style-name="T1">Willy, de dichter</text:span>: vroeger was hij stamgast in 'Het Centrum'. Maar sinds kort komt hij niet meer. Gelukkig maar, want je bent een beetje bang voor hem: de naam 'Willy' doet je denken aan 'walvis'.</text:p>
      <text:p text:style-name="Standard"><text:span text:style-name="T1">Hetty de 119</text:span><text:span text:style-name="T3">e</text:span><text:span text:style-name="T1">, kroegbazin 'Het Centrum', sinds vandaag weduwe</text:span>: je weet dat Hetty ook een angst heeft voor walvissen. Jij houdt jouw angst angstvallig geheim. Zij heeft deze angst jaren geleden overwonnen door een beschermende talisman. Altijd draagt zij deze talisman, die eruit ziet als een stuk touw met daaraan een uitheemse kurk.</text:p>
      <text:h text:style-name="P6" text:outline-level="1">9. Dokter Bernard</text:h>
      <text:p text:style-name="Standard">Tandarts</text:p>
      <text:p text:style-name="Standard"/>
      <text:p text:style-name="Standard">Je hebt het heel erg druk met je tandartspraktijk. Daarom heb je geen tijd om te koken. Je bestelt dan ook dagelijks je voedsel bij <text:span text:style-name="T1">Piet</text:span> (eigenaar Chinees restaurant, met bezorgservice) of bij <text:span text:style-name="T1">Mario</text:span> (eigenaar pizzaria, met bezorgservice). Je krijgt altijd erge dorst van fastfood. Je laat hiervoor niet Cornée komen (die levert alleen maar frisdrank die slecht is voor je tanden), maar wel <text:span text:style-name="T1">wijlen Henk de 119</text:span><text:span text:style-name="T3">e</text:span><text:span text:style-name="T1">, ex-kroegbaas 'Het Centrum'</text:span>. Henk had namelijk naast zijn kroeg ook een functie als bierkoerier te paard. </text:p>
      <text:p text:style-name="Standard"/>
      <text:p text:style-name="Standard"><text:span text:style-name="T1">Cornée, de SRV-fiets-eigenaresse</text:span>: je hebt een dealtje met haar gesloten, waardoor ze heeft belooft alleen maar gebitsonvriendelijke producten te verkopen en géén tandpasta in haar assortiment heeft.</text:p>
      <text:p text:style-name="Standard"><text:span text:style-name="T1">Stef, de smid</text:span>: vroeger smeedde hij jouw tandartsgereedschap. Maar op een dag leverde hij jou een tandartsboor die afbrak! Jij wilt nog steeds je geld terug, maar hij weigert dit nog steeds. De lul! Sindsdien koop je ook geen gereedschap meer bij hem.</text:p>
      <text:p text:style-name="Standard"><text:span text:style-name="T1">Mien, de mijnwerkster</text:span>: Het bovenstaand beschreven incident met de tandartsboor vond ongeveer tien jaar geleden plaats op Mien. Bij dit ongeluk verminkte je gedeeltelijk haar gebit en gezicht. Ze is sindsdien nooit meer op consult geweest.</text:p>
      <text:p text:style-name="Standard"/>
      <text:p text:style-name="Standard"/>
      <text:h text:style-name="P6" text:outline-level="1">10. Rosa</text:h>
      <text:p text:style-name="Standard">Communiste uit Moskou</text:p>
      <text:p text:style-name="Standard">Kapitein van onderzeeër</text:p>
      <text:p text:style-name="Standard"/>
      <text:p text:style-name="Standard">Je was met je nucleaire onderzeeër gelegerd in Juine, een strategische positie tussen Rome en Reykjavik. Op de romp van de onderzeeër staat groot de communistische vlag geschilderd. Vanmiddag gebeurde er iets geks: het water uit De Juinse Vijver liep bij de bodem weg! Snel ben jij uit je duikboot op het land gesprongen, zonder dat iemand dit zag. Nu ligt jouw duikboot op de bodem van De Juinse Vijver. Omdat je communicatieapparatuur in de onderzeeër zit, kun je geen contact opnemen met het communistisch hoofdkwartier. Hoe krijg je je duikboot weer terug?</text:p>
      <text:p text:style-name="Standard"/>
      <text:p text:style-name="Standard"><text:span text:style-name="T1">Wijlen Henk de 119</text:span><text:span text:style-name="T3">e</text:span><text:span text:style-name="T1">, ex-kroegbaas 'Het Centrum'</text:span>: elke avond slaap jij in je onderzeeër. Maar pas nadat je een staaf dynamiet (en de ontploffing ervan), die in De Juinse Vijver is gegooid hebt ontweken met je onderzeeër. Met je periscoop heb je gezien dat Henk dit doet. Je herkent deze manier van vissen vanuit je jeugd: het dynamiet geeft een luide knal, waardoor de zwemblaas van vissen knapt, waardoor alle vissen eensklaps sterven en naar de oppervlakte drijven. </text:p>
      <text:p text:style-name="Standard"><text:span text:style-name="T1">Willy, de dichter</text:span>: je werd er wel eens sjacherijnig van, dat je elke avond een staaf dynamiet moest ontwijken. Op een avond ben je na weer een ontwijking na 'Het Centrum' gegaan en heb je per ongeluk gezegd: 'Henk moet eens stoppen met dat nachtelijke afsteken van dynamiet!'. Waarschijnlijk was Willy zo zat, dat hij dit niet meer weet.</text:p>
      <text:p text:style-name="Standard"><text:span text:style-name="T1">Stef, de smid</text:span>: Stef is volgens jou een ultrageheim agent van het communisme, maar dan van een andere ultrageheime afdeling. Dit omdat op een dag je communistische vlag op zeer professionele wijze gestolen is. Later die dag zag je dat Stef jouw gestolen vlag als uithangbord gebruikt! Je probeert hem op zeer subtiele wijze duidelijk te maken dat je ook een communistische spion bent. Stef is echter een professionele spion, die nooit toegeeft dat hij communist is.</text:p>
      <text:p text:style-name="Standard"><text:span text:style-name="T1">De 'VIETCONG' (Vereniging Intreding En Toetreding Coöperatieve Omgang Namens Gelijkgezinden)</text:span>: Jij bent lid van deze vereniging. Deze vereniging heeft als doel de Juinense cultuur beter te leren begrijpen. De vereniging heeft de volgende leden: jij, <text:span text:style-name="T1">Debby</text:span> (de dominee, zij komt uit Reykjavik) en <text:span text:style-name="T1">Mario</text:span> (eigenaar pizzaria (met bezorgservice), hij komt uit Rome). Soms nodigt de vereniging een gastspreker uit. Gisteravond hadden jullie <text:span text:style-name="T1">wijlen Henk de 119</text:span><text:span text:style-name="T3">e</text:span><text:span text:style-name="T1">, ex-kroegbaas 'Het Centrum'</text:span> te gast. Zijn voordracht heette 'Waarom vreemdelingen niet in Juine thuishoren'. Jij vond dit een slecht praatje, want de voordracht was pro-kapitalistisch, terwijl jouw motto juist 'samen strijd, solidariteit en internationaliteit' is.</text:p>
      <text:h text:style-name="P6" text:outline-level="1">11. Hetty de 119<text:span text:style-name="T2">e</text:span></text:h>
      <text:p text:style-name="P8">Kroegbazin 'Het Centrum'</text:p>
      <text:p text:style-name="P8">Weduwe van Henk</text:p>
      <text:p text:style-name="P8"/>
      <text:p text:style-name="Standard"><text:span text:style-name="T7">In 13 voor Christus zijn jouw voorouders, Henk de 1</text:span><text:span text:style-name="T5">e</text:span><text:span text:style-name="T7"> en Hetty de 1</text:span><text:span text:style-name="T5">e</text:span><text:span text:style-name="T7">, uit Rome gekomen om cafe 'Het Centrum' te starten. Jij bent erg trots op je Romeinse afkomst. </text:span></text:p>
      <text:p text:style-name="P8"/>
      <text:h text:style-name="P1" text:outline-level="4">Het cafe 'In De Walrus' is altijd jouw grootste aartsvijand geweest. Elke dag zin jij op een mogelijkheid de kroegbazen van deze ballentent een hak te zetten. De anekdotes die hieruit voortvloeiden zijn te talrijk om op te noemen. Een grote overwinning was de succesvolle en onopgeloste moord op de vorige eigenaren, Illona en Isaac: aan het eind van de avond ben jij met je man verkleed als paard de 'In De Walrus' ingegaan. Hun klanten waren al weg en Illona en Isaac gingen op jullie zitten. Op het zadel hadden jullie echter supersterke lijm geplakt! Toen hebben jullie als paard zoveel met hen gegaloppeerd dat ze uiteindelijk in slaap zijn gevallen. Daarna hebben jullie hen op het strand gelegd met naast hen een fles met daarin een briefje. Op het briefje stond de tekst 'Om in Juine te komen, moeten jullie deze rivier overzwemmen.'. Isaac en Illona gingen toen proberen de zee over te zwemmen! Waarschijnlijk hebben die losers dat niet gehaald! Wat hebben jullie gelachen toen!</text:h>
      <text:p text:style-name="P8"/>
      <text:p text:style-name="P8">Jammer genoeg kwamen al snel je volgende aartsvijanden 'In De Walrus' overnemen: Jannie en Jaap. Je haat ze door en door.</text:p>
      <text:p text:style-name="P8"/>
      <text:p text:style-name="Standard"><text:span text:style-name="T6">Wijlen Henk de 119</text:span><text:span text:style-name="T4">e</text:span><text:span text:style-name="T6">, ex-kroegbaas 'Het Centrum'</text:span><text:span text:style-name="T7">: je man, waarmee je samen 'Het Centrum' beheert. Henk was een druk mannetje. Elke nacht komt hij thuis en legt dan het hele diepvriesvak vol met vis. In de middag is deze vis dan weer weg. Henk is een aantal maanden geleden een bierkoerier te paard gestart, zodat jullie ook gehandicapten, zwakbegaafden, gevangenen, wereldvreemden en straatvrezers ook van bier kunnen voorzien. Over bier gesproken: jij en Henk wilden jullie café nog meer cachet en chiqueheid geven, daarom besloten jullie 'bier' voortaan bij haar Romeins etymologische bron 'pils' te noemen. Jij had zelfs al een slogan waar je erg trots op bent: 'Voor elk wat pils!'. Ook Henk was van deze slogan onder de indruk. </text:span></text:p>
      <text:p text:style-name="Standard"><text:span text:style-name="T6">Willy, de dichter</text:span><text:span text:style-name="T7">: hij was tot een paar dagen geleden een van je stamgasten. Hij is pro-Romeins en geeft altijd af op 'In De Walrus'. De laatste tijden is hij meer gaan drinken. Maar sinds kort niet meer bij jou, maar bij 'In De Walrus'! Financieël vindt je dit vervelend, maar persoonlijk ben je er een klein beetje blij mee. Want je vindt hem een zeer intellectueel persoon. Hierdoor word je altijd onzelfverzekerd als je met hem praat. </text:span></text:p>
      <text:p text:style-name="Standard"><text:span text:style-name="T6">Madelène, dierenwinkeleigenaresse</text:span><text:span text:style-name="T7">: jij hebt een fobie voor walvissen. Van Madelène ontving jij ooit een heel goed advies en een talisman. Deze talisman bestaat uit een gewijd touw en een gezegende kurk uit het land van je voorvaderen. Als je deze talisman draagt kan geen walvis je meer kwaad doen. Je bent Madelène erg dankbaar en draagt de talisman altijd, want je weet nooit wanneer een walvis je kwaad wil doen! Echter, vanochtend bleek je je talisman kwijt te zijn! Help! Als er maar geen walvissen in de buurt komen! Je wilt je angst delen met </text:span><text:span text:style-name="T6">Truus, de barvrouw</text:span><text:span text:style-name="T7">, omdat je man er niet meer is.</text:span></text:p>
      <text:p text:style-name="Standard"/>
      <text:h text:style-name="P6" text:outline-level="1">12. Magdaria</text:h>
      <text:p text:style-name="Standard">Barvrouw 'In De Walrus'</text:p>
      <text:p text:style-name="Standard">Vrouw van Mozuf, de arkbouwer en weerman</text:p>
      <text:p text:style-name="Standard"/>
      <text:p text:style-name="Standard"><text:span text:style-name="T1">Mozuf, de weerman</text:span>: je man. Je hebt hem verleidt door je als spook te verkleden en hem op het kerkhof midden in de nacht op te dragen met jou te trouwen en een schip te bouwen. Dit schip zou zogenaamd voor een naderende zondvloed zijn, maar jij wilde gewoon met hem op een honeymooncruise, zoals in het contemporaine toneelstuk 'The Love Boat'. Hij is echter nu al tien jaar bezig dit schip te bouwen. Je hebt spijt dat je hem als spook niet een kleiner schip hebt laten bouwen. Na de spookverschijning zijn jullie getrouwd, maar hij heeft nooit gezegd dat dit in opdracht was van één of ander wezen.</text:p>
      <text:p text:style-name="Standard"><text:span text:style-name="T1">Wally, de visser</text:span>: jouw man en Wally hebben ruzie met elkaar. Volgens Wally jaagt Mozuf de vissen in De Juinse Vijver weg, met zijn getimmer aan het water. Jij hebt geen verstand van de leefgewoontes van vissen, noch de professie van visser.</text:p>
      <text:p text:style-name="Standard"><text:span text:style-name="T1">Madelène, dierenwinkeleigenaresse</text:span>: om de ruzie tussen jouw man en Wally te sussen, koop je elke avond levende vissen bij Madelène en zet deze vervolgens uit in De Juinse Vijver. Maar ondanks dat heeft Wally nog nooit iets gevangen. </text:p>
      <text:p text:style-name="Standard"><text:span text:style-name="T1">Willy, de dichter</text:span>: hij is sinds kort stamgast bij 'In De Walrus'. Hij drinkt goed veel. Hij praat altijd op rijm. Dat klinkt misschien voor de meesten intellectueel, maar jij vindt het maar dom Sinterklaasgerijm.</text:p>
      <text:p text:style-name="Standard"><text:span text:style-name="T1">Jaap, kroegbaas 'In De Walrus'</text:span>: je baas vindt je erg bescheiden. Hij heeft een hoop meegemaakt in zijn leven! Je kijkt dan ook tegen hem op.</text:p>
      <text:p text:style-name="Standard"><text:span text:style-name="T1">Jannie, kroegbazin 'In De Walrus'</text:span>: je bazin, die heel anders is dan Jaap. Jannie vindt je een opschepper, die probeert met haar verzonnen verhalen indruk te maken. Nou, zonder succes!</text:p>
      <text:p text:style-name="Standard"/>
      <text:p text:style-name="Standard"/>
      <text:p text:style-name="Standard"/>
      <text:p text:style-name="Standard"/>
      <text:p text:style-name="Standard"/>
      <text:h text:style-name="P6" text:outline-level="1">13. Mien</text:h>
      <text:p text:style-name="Standard">Mijnwerkster</text:p>
      <text:p text:style-name="Standard">Halfdoof</text:p>
      <text:p text:style-name="Standard"/>
      <text:p text:style-name="Standard">Je hebt een vergunning om te mogen mijnwerken naar aardgas en dit doe je al jaren. Gewapend met je houweel en dynamiet kom je elke maand een meter dieper onder de grond. Maar vanmiddag was je erg verrast: je zat op 120 meter diepte een hardsteenrotsformatie aan gort te hakken. Ineens stroomde er water de mijn in. Als een gek ben je je mijn uit gerend. Dit heb je in je tienjarige carrière nog nooit meegemaakt! Je trilt er nog een beetje van en wilt aan iedereen je spannende avontuur vertellen. </text:p>
      <text:p text:style-name="Standard"/>
      <text:p text:style-name="Standard"><text:span text:style-name="T1">Debby, de dominee</text:span>: voor haar luid je de Juinse kerkklokken. Dit doe je vrijwillig. Maar je weet wel waar de flessen miswijn staan en drinkt hier dan ook stiekem en gretig van. Jij hebt de eer om de klokken te mogen luiden verkregen, omdat je een veel robuuster gehoor hebt dan de meeste Juinenaren. Tot vandaag moest je eerst op een krukje gaan staan voor je bij het touw kon, waarmee je de klokken kunt luiden. Vandaag heb je van Debby een touw gekregen waarmee je het klokkenluidtouw kunt verlengen. Het verlengde touw luidde erg lekker.</text:p>
      <text:p text:style-name="Standard"><text:span text:style-name="T1">Alexander, de houthakker</text:span>: vandaag zoop je een fles miswijn leeg (in één teug), met daarop een mooie kurk. Je dacht meteen aan Alexander: hij spaart immers kurken! Je hebt hem toen de kurk gegeven.</text:p>
      <text:p text:style-name="Standard"><text:span text:style-name="T1">Dokter Bernard, de tandarts</text:span>: ongeveer tien jaar geleden was je bij hem voor een gebitscontrole. Met een tandartsboor die afbrak heeft hij toen je gebit en gezicht gedeeltelijk verminkt. Dit was net op het moment dat je filmster wilde worden! Je droom viel in duigen en je besloot voortaan ondergronds te gaan werken. Sindsdien ben je nooit meer bij hem langsgeweest.</text:p>
      <text:h text:style-name="P6" text:outline-level="1">14. Cornée</text:h>
      <text:p text:style-name="Standard">De SRV-fiets-eigenaresse </text:p>
      <text:p text:style-name="Standard"/>
      <text:p text:style-name="Standard">Jij maakt dagelijks je ronden door Juine om met je SRV-fiets de Juinenaren van hun koopwaar te voorzien. Je handel loopt erg goed. Zo goed, dat het je verveelt. Jij wilt hogerop. Of misschien wel iets heel anders. Wat en hoe, dat weet je nog niet. Maar sinds vandaag ben je met je rijkdom gaan patsen en heb je een dikke gouden ketting gekocht! </text:p>
      <text:p text:style-name="Standard"/>
      <text:p text:style-name="Standard"><text:span text:style-name="T1">Mario, eigenaar pizzaria (met bezorgservice)</text:span>: Je hebt een afspraak met hem gemaakt: jij verkoopt geen pizza's en hij geen frisdrank. Ook heb je met hem afgesproken dat hij zijn pizza's extra zout maakt. Hierdoor kopen de Juinenaren meer frisdrank bij jou. </text:p>
      <text:p text:style-name="Standard"><text:span text:style-name="T1">Piet, eigenaar Chinees restaurant (met bezorgservice)</text:span>: Je hebt een afspraak met hem gemaakt: jij verkoopt geen Chinese maaltijden en hij geen frisdrank. Ook heb je met hem afgesproken dat hij zijn Chinese maaltijden extra zout maakt. Hierdoor kopen de Juinenaren meer frisdrank bij jou.</text:p>
      <text:p text:style-name="Standard"><text:span text:style-name="T1">Dokter Bernard, de tandarts</text:span>: je hebt een dealtje met hem gesloten, waarbij je hebt belooft alleen maar gebitsonvriendelijke producten te verkopen en géén tandpasta in je assortiment zult opnemen. Dit zodat hij meer klanten krijgt. Vanochtend werd je wakker en je voelde je genaaid: hij heeft nog nooit iets terug gedaan! Tijd om dit recht te zetten...</text:p>
      <text:p text:style-name="Standard"><text:span text:style-name="T1">Theo, de fietsenmaker</text:span>: je vindt hem een griezel. Als je op je fiets zit, begluurt hij jou de hele tijd. Je blijft daarom dicht bij je fiets zodat je altijd weg kunt vluchten. Je bent subtiel genoeg om hem niet te laten merken dat jij hem ziet gluren.</text:p>
      <text:p text:style-name="Standard"/>
      <text:p text:style-name="Standard"/>
      <text:h text:style-name="P6" text:outline-level="1">15. Madelène</text:h>
      <text:p text:style-name="Standard">Eigenaresse van dierenwinkel 'In Het Poesje'</text:p>
      <text:p text:style-name="Standard"/>
      <text:p text:style-name="Standard"><text:span text:style-name="T1">Magdaria, barvrouw 'In De Walrus'</text:span>: zij komt al jaren elke avond bij je langs met dezelfde bestelling: twintig levende goudkarpers. Wat ze ermee doet, dat weet je niet. </text:p>
      <text:p text:style-name="Standard"><text:span text:style-name="T1">Mario, de pizzabezorger</text:span>: als echte dierenliefhebster geef jij altijd al je dieren een naam. Al na één blik in één of twee dierenogen te hebben gekeken, weet jij al hoe een dier heet. De twintig karpers die je dagelijks levert aan Magdaria, geef je ook namen. En je herkent ze. Hierdoor herken je de vis op de legendarische pizza Ichthus: het zijn de karpers die je aan Magdaria hebt verkocht! Jij koopt natuurlijk nooit de pizza Ichthus: je bent strikt vegetariër.</text:p>
      <text:p text:style-name="Standard"><text:span text:style-name="T1">Mozuf, de weerman</text:span>: hij is getrouwd met Magdaria en al jaren bezig om een ark te bouwen. Hij wil van jou van elke diersoort een mannetje en een vrouwtje. Echter, hij heeft geen geld. Daarom heeft hij eens aangeboden dat jij dan ook mee mag. Vanochtend heb je besloten dat je mee wilt gaan met hem, maar alleen op voorwaarde dat zijn vrouw Magdaria niet mee gaat. Je bent immers verliefd geworden op deze zongebruinde, gespierde, halfgodachtige arkbouwer en wilt hem alleen voor jezelf.</text:p>
      <text:p text:style-name="Standard"><text:span text:style-name="T1">Hetty de 119</text:span><text:span text:style-name="T3">e</text:span><text:span text:style-name="T1">, kroegbazin 'Het Centrum', sinds vandaag weduwe</text:span>: zij heeft een walvisfobie. Je hebt haar een goed advies gegeven om dit te overwinnen: ze moet een door jou vervaardigde talisman altijd dragen. Als ze die talisman draagt, kunnen walvissen haar geen kwaad doen. De talisman bestaat uit een walvisvaardertouw en een walvisvaarderkurk (uit Mediterraan gebied)(deze kurken werden gebruikt door walvisvaarders om de luchtgaten van walvissen te stoppen, een gruwelijke en walvisafschrikkende techniek). Sindsdien heeft Hetty geen last meer van haar fobie.</text:p>
      <text:p text:style-name="Standard"><text:span text:style-name="T1">Wally, de visser</text:span>: je vindt hem naar vis stinken. Jij bent een goed mens, dus wil je dat hij zich beter gaat verzorgen. Je probeert met constructieve feedback hem dit discreet duidelijk te maken. Ja, je bent eigenlijk te goed voor deze wereld!</text:p>
      <text:h text:style-name="P6" text:outline-level="1">16. Debby</text:h>
      <text:p text:style-name="Standard">Dominee uit Reykjavik</text:p>
      <text:p text:style-name="Standard"/>
      <text:p text:style-name="Standard">Elke avond is er in Juine een harde onverklaarbare knal te horen. Je weet dat dit een aankondiging is van de Apocalyps. Ooit dacht je dat de Apocalyps na zeven, toen twaalf, toen 144, toen 666 en toen na duizend knallen zou zijn, maar dat is niet gebeurt.</text:p>
      <text:p text:style-name="Standard"/>
      <text:p text:style-name="Standard">Jouw voorraad miswijn slinkt harder dan jij verbruikt. Om zelf nog wel goed in de wijn te blijven zitten, verdun je de wijn die je gebruikt in de mis.</text:p>
      <text:p text:style-name="Standard"/>
      <text:p text:style-name="Standard">Vanochtend ben je bij De Juinse Vijver geweest om water te halen om je miswijn mee te verdunnen. Je vond aan de kant van de vijver een stuk touw met een Romeinse kurk eraan vast. Beiden kwamen goed van pas: de Romeinse kurk heb je op een fles miswijn gedaan, het touw heb je aan Mien gegeven.</text:p>
      <text:p text:style-name="Standard"/>
      <text:p text:style-name="Standard"><text:span text:style-name="T1">Piet, eigenaar Chinees restaurant (met bezorgservice)</text:span>: Piet is een briljant wiskundige. Jullie werken samen om de naderende Apocalyps te voorspellen: jij met jouw bijbelkennis, hij met zijn wiskundig inzicht. </text:p>
      <text:p text:style-name="Standard"><text:span text:style-name="T1">Mien, de mijnwerkster</text:span>: Je hebt het te druk om de klokken van je kerk te luiden. Hier heb je Mien voor en die doet dit met verve. Mien is hardhorend. Om haar te strikken om elk uur de Juinse klokken te luiden, heb je haar een compliment gegeven: je hebt gezegd dat haar gehoor robuuster is dan dat van alle andere Juinenaren. Tot vandaag moest Mien altijd op een krukje staan om bij het klokkeluiderstouw te komen. Vandaag heb je haar het gevonden touw gegeven om het klokkeluiderstouw te verlengen.</text:p>
      <text:p text:style-name="Standard"><text:span text:style-name="T1">Rosa</text:span>: op een dag liep je langs De Juinse Vijver en zag je haar op het water lopen! Dit teken verduidelijkt dat de Apocalyps op komst is. Wekenlang heb je je moed bij elkaar geschraapt en je durft nu pas bij deze 'Engel op Aarde' te vragen of je in de Apocalyps een uitverkorene of verdoemde zal zijn.</text:p>
      <text:p text:style-name="Standard"><text:span text:style-name="T1">De 'VIETCONG' (Vereniging Intreding En Toetreding Coöperatieve Omgang Namens Gelijkgezinden)</text:span>: Jij bent lid van deze vereniging. Deze vereniging heeft als doel de Juinense cultuur beter te leren begrijpen. De vereniging heeft de volgende leden: jij, <text:span text:style-name="T1">Rosa</text:span> (zij komt uit Moskou) en <text:span text:style-name="T1">Mario</text:span> (eigenaar pizzaria (met bezorgservice), hij komt uit Rome). Soms nodigt de vereniging een gastspreker uit. Gisteravond hadden jullie <text:span text:style-name="T1">wijlen Henk de 119</text:span><text:span text:style-name="T3">e</text:span><text:span text:style-name="T1">, ex-kroegbaas 'Het Centrum'</text:span> te gast. Zijn voordracht heette 'Waarom vreemdelingen niet in Juine thuishoren'. Jij vond dit een slecht praatje uit godsdienstig oogpunt.</text:p>
      <text:p text:style-name="Standard"/>
      <text:h text:style-name="P6" text:outline-level="1">17. Willy</text:h>
      <text:p text:style-name="Standard">Poëet</text:p>
      <text:p text:style-name="Standard">Ex-stamgast in 'Het Centrum', nu gast van 'In De Walrus'</text:p>
      <text:p text:style-name="Standard">Moordenaar</text:p>
      <text:p text:style-name="Standard"/>
      <text:p text:style-name="Standard">Jij praat altijd op rijm. Je kunt op alles rijmen, behalve op '-ils'. Je gaat het liefst naar 'Het Centrum', omdat Romeinen wel van poëzie houden en omdat Juinenaren maar domme boeren zijn.</text:p>
      <text:p text:style-name="Standard"/>
      <text:p text:style-name="Standard"><text:span text:style-name="T1">Wijlen Henk de 119</text:span><text:span text:style-name="T3">e</text:span><text:span text:style-name="T1">, ex-kroegbaas 'Het Centrum'</text:span> en <text:span text:style-name="T1">Hetty de 119</text:span><text:span text:style-name="T3">e</text:span><text:span text:style-name="T1">, kroegbazin 'Het Centrum'</text:span>: Jij kwam tot voor kort graag in hun kroeg. Maar sinds kort heb je gehoord dat ze 'bier' voortaan 'pils' wilden gaan noemen. En (waarschijnlijk door een hersenafwijking) je weet niets dat rijmt op pils! Hierdoor is je leven in een dieptepunt gekomen en je bent veel meer gaan drinken. De druppel die de emmer deed overlopen kwam van Henk: hij vertelde je trots een slogan die hij had verzonnen 'Voor elk wat pils'. Gekrenkt in je dichterstrots ben je sindsdien in 'In De Walrus' te vinden, het minst van de twee kwaden, om je te bezatten. Daar, tussen de boeren, heb je een plan beraamd om Henk te doden. </text:p>
      <text:p text:style-name="Standard"><text:span text:style-name="T1">Jannie, kroegbazin 'In De Walrus'</text:span>: Je vertelde haar dat 'Het Centrum' hun bier 'pils' wilden gaan noemen, inclusief de slogan van Henk 'Voor elk wat pils'. Meteen dichtte Jannie terug: 'Hun pils kills'. Dat was voor jou nog een druppel die de emmer deed overlopen. Je verliet de kroeg om de moord op Henk te beramen.</text:p>
      <text:p text:style-name="Standard"><text:span text:style-name="T1">Hetty de 119</text:span><text:span text:style-name="T3">e</text:span><text:span text:style-name="T1">, kroegbazin 'Het Centrum'</text:span>: voor de moord op haar man, had je een kurk aan een touw nodig. Zij draagt een talisman die er zo uitziet. Deze talisman heb je gisterenavond van haar gestolen.</text:p>
      <text:p text:style-name="Standard"><text:span text:style-name="T1">Wijlen Henk de 119</text:span><text:span text:style-name="T3">e</text:span><text:span text:style-name="T1">, ex-kroegbaas 'Het Centrum'</text:span>: Je weet dat Henk elke nacht met zijn roeibootje op De Juinse Vijver gaat varen. Je hebt hem vermoord door hem te laten verdrinken, want Henk kon niet zwemmen. Je hebt hem laten verdrinken door in zijn roeiboot een gat te boren. In dit gat stak je de kurk (van de talisman van Hetty) en het uiteinde van het touw bond je aan een rietstengel. Toen Henk op het midden van De Juinse Vijver was, trok je aan het touw. Hierdoor schoot de kurk uit de roeiboot en de boot en Henk zonken naar de bodem. </text:p>
      <text:p text:style-name="Standard"><text:span text:style-name="T1">Truus, barvrouw 'Het Centrum'</text:span>: je vindt Truus erg aantrekkelijk, want ze heeft zulke mooie walvisogen. Dit probeer je haar met je poëzie duidelijk te maken. Vanochtend werd je wakker met onderstaand gedicht in je hoofd, wat je haar op een romantisch moment wilt voordragen.</text:p>
      <text:p text:style-name="Standard"/>
      <text:p text:style-name="P10">Ode aan Truus</text:p>
      <text:p text:style-name="P10"/>
      <text:p text:style-name="P10">O Truus, mooie barvrouw</text:p>
      <text:p text:style-name="P10">wat ik tegen je zeggen wou</text:p>
      <text:p text:style-name="P10">jij hebt ongelogen</text:p>
      <text:p text:style-name="P10">de mooiste walvisogen</text:p>
      <text:p text:style-name="Standard"/>
      <text:p text:style-name="Standard"><text:span text:style-name="T1">Wally, de visser</text:span>: je bent blij dat jij geen Wally heet. Je vindt het een erg dom klinkende naam.</text:p>
      <text:p text:style-name="Standard"><text:span text:style-name="T1">Rosa</text:span>: op een dag kwam ze 'In De Walrus' binnen en vertelde jou dat Henk met dynamiet vist. </text:p>
      <text:h text:style-name="P6" text:outline-level="1">18. Jannie</text:h>
      <text:p text:style-name="Standard">Bazin 'In De Walrus'</text:p>
      <text:p text:style-name="Standard">Vrouw van Jaap, de baas van 'In De Walrus'</text:p>
      <text:p text:style-name="Standard"/>
      <text:p text:style-name="Standard">Je jeugd weet je niet goed meer. Alleen dat je moeder Illona heette en jou vroeg achterliet in een weeshuis. Dit weeshuis was geen goede plek om op te groeien: al op je tiende was jij een bekwaam vechter met zowel de vuist als met een mes. Was jij dit niet geweest, dan had je al lang het loodje daar gelegd. Je besloot op je twaalfde op straat te gaan leven. Om rond te komen, stal je van de rijken. Je werd al snel een zeer vaardige dievegge en hebt al meerdere Van Goghs van eigenaar doen veranderen. Ook de dikste kluizen opende je zonder moeite. Eens vond je in een kluis documenten van een communistische partij om de regering omver te werpen. Deze documenten heb jij toen neergelegd op de drempel van het politiebureau, waarop er 132 aanhoudingen zijn verricht. Tijdens een inbraak bij een lid van het koninklijk huis is er vlak bij jou een staaf dynamiet ontploft, waardoor je je ultragevoelige gehoor verloor. Je kan nog steeds goed horen, maar niet meer goed genoeg om als inbreker nog te kunnen functioneren. Uitgemergeld lag je op je 16<text:span text:style-name="T2">e</text:span> in de goot tot een vrouw je opmerkte en je in de prostitutie belandde. Je maakte in deze branche veel mee: je hebt met enkele abondante celebrities hun diepste fantasieën vervult. Ook ben je met een zeeman meegeweest op zijn galjoen voor een reis van Rome naar Reykjavik en terug, om goederen voor de communisten te smokkelen. Echter, op de terugweg heeft een Russische onderzeeër een gat in jullie boot geschoten. Wekenlang hebben de Russen jou en die zeeman hardhandig ondervraagd, voordat ze door kregen dat jullie geen communisten waren. Toch hielden ze jullie nog maandenlang vast. Toen op een dag de stroom van de Russische basis uitviel, wisten jullie dankzij jouw ervaring te ontsnappen. Uiteindelijk maakte je nog heel erg veel meer mee. Na alle omzwervingen ben je geëindigd in Juine, waar je voelde dat je meteen een kroeg moest gaan beginnen. Gelukkig was er juist een kroeg vrijgekomen, namelijk 'In De Walrus' en deze heb je gekocht met de door jou verworven rijkdommen.</text:p>
      <text:p text:style-name="Standard"/>
      <text:p text:style-name="Standard"><text:span text:style-name="T1">Jaap, kroegbaas 'In De Walrus'</text:span>: kort nadat je 'In De Walrus' had gekocht, kwam je de liefde van je leven tegen, waarmee je al je ervaringen kon delen! Omdat hij ook een heel heftig leven heeft gehad, zie je hem als een zielsverwant. Jouw levensverhaal valt echter in het niet vergeleken bij wat hij heeft meegemaakt. Je doet niets liever dan naar hem luisteren. Je hebt ontdekt wat de beste manier is om hem zijn prachtige verhalen te laten vertellen. Gewoon een heel klein detail uit jouw leven vertellen, hierdoor komt hij helemaal los!</text:p>
      <text:p text:style-name="Standard"><text:span text:style-name="T1">Wijlen Henk de 119</text:span><text:span text:style-name="T3">e</text:span><text:span text:style-name="T1">, ex-kroegbaas 'Het Centrum'</text:span>: hij had naast zijn kroeg ook een bierkoerier te paard. Logisch, anders komt hij niet van zijn naar pis stinkende bier af!</text:p>
      <text:p text:style-name="Standard"><text:span text:style-name="T1">Willy, de dichter</text:span>: hij is sinds kort stamgast en een ware poëet! Hij vertelde je dat Henk zijn bier 'pils' wil gaan noemen en dat hij zelfs al een erg domme slogan heeft verzonnen: 'Voor elk wat pils!'. Meteen bedacht jij een tegenslogan: 'Hun pils kills!'. Toen jij dit hardop tegen Willy zei, ging hij huilen en verliet je kroeg! Je hebt zijn bier opgeschreven.</text:p>
      <text:p text:style-name="Standard"><text:span text:style-name="T1">Magdaria, barvrouw 'In De Walrus'</text:span>: een prima barvrouw.</text:p>
      <text:h text:style-name="P6" text:outline-level="1">19. Jaap</text:h>
      <text:p text:style-name="Standard">Baas van 'In De Walrus'</text:p>
      <text:p text:style-name="Standard">Man van Jannie, de bazin van 'In De Walrus'</text:p>
      <text:p text:style-name="Standard"/>
      <text:p text:style-name="Standard">Je jeugd weet je niet goed meer. Je weet alleen dat je vader Isaac heet en dat je vanaf je vijfde als wees bent opgegroeid in het naburige dorp Woldijk. Hier heb je je hele leven op het land gewerkt. Op een dag voelde je dat je in Juine een kroeg moest beginnen. In Juine aangekomen ontmoette je Jannie. Jannie had net 'In De Walrus' gekocht en je trouwde met haar.</text:p>
      <text:p text:style-name="P9"/>
      <text:p text:style-name="Standard">Je schaamt je voor je verleden, want je hebt nog nooit iets meegemaakt. Dit compenseer je door altijd en alleen maar sterke verhalen te vertellen. Omdat je echter niet zo creatief bent, luister je eerst naar de andere en vervolgens gebruik je de elementen uit dat verhaal en dik je dit aan. Je begint zo'n sterk verhaal standaard met 'Ha, dat is nog niks! Ik heb/had....'.</text:p>
      <text:p text:style-name="Standard"/>
      <text:p text:style-name="Standard"><text:span text:style-name="T1">Wally, de visser</text:span>: op een dag vertelde hij je dat hij ooit eens een grote karper had gevangen. De grootte van deze karper gaf hij aan door zijn handen zo ver als hij kon uitelkaar te houden. Jij zei: 'Dat is nog niks! Ik had eens zo'n grote citroenhaai gevangen!' en jij hield je armen ook zo ver mogelijk uit elkaar om de grootte aan te geven. Echter, hij had langere armen, waardoor hij toch de grootste vis had gevangen! Je kon dus niet over hem heen. Daarom haat je hem nu. Ook walg je nu van visverhalen.</text:p>
      <text:p text:style-name="Standard"><text:span text:style-name="T1">Willy, de dichter</text:span>: Hij is sinds kort stamgast in 'In De Walrus'. Toen hij laatst dronken was, bood hij aan een heldenepos over je te schrijven. Je bent benieuwd hoe het hiermee staat.</text:p>
      <text:p text:style-name="Standard"><text:span text:style-name="T1">Magdaria, barvrouw 'In De Walrus'</text:span>: een prima barvrouw.</text:p>
      <text:h text:style-name="P6" text:outline-level="1">20. Henk</text:h>
      <text:p text:style-name="Standard">De vermoordde</text:p>
      <text:h text:style-name="P6" text:outline-level="1">De moord verklaard</text:h>
      <text:p text:style-name="Standard"/>
      <text:p text:style-name="Standard">Willy, de poëet heeft het gedaan. Dit omdat Henk en Hetty hun bier 'pils' wilden gaan noem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face style:name="Showcard Gothic" svg:font-family="'Showcard Gothic'" style:font-family-generic="decorative"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ourier New" fo:font-size="10pt" fo:language="nl" fo:country="NL"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Times New Roman" fo:font-size="8pt" style:font-size-asian="8pt"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Courier New"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color="#ff0000" fo:font-weight="bold" style:font-weight-asian="bold" style:font-weight-complex="bold"/>
    </style:style>
    <style:style style:name="Richel1" style:family="paragraph" style:parent-style-name="Standard">
      <style:text-properties style:font-name="Showcard Gothic" fo:font-size="20pt" style:text-underline-style="solid" style:text-underline-width="auto" style:text-underline-color="font-color" fo:font-weight="bold" style:font-size-asian="20pt" style:font-weight-asian="bold"/>
    </style:style>
    <style:style style:name="Richel2" style:family="paragraph" style:parent-style-name="Standard">
      <style:text-properties style:font-name="Rockwell Extra Bold" fo:font-size="16pt" style:font-size-asian="16pt"/>
    </style:style>
    <style:style style:name="Richel3" style:family="paragraph" style:parent-style-name="Standard">
      <style:text-properties style:font-name="Tahoma" fo:font-weight="bold" style:font-weight-asian="bold"/>
    </style:style>
    <style:style style:name="Body_20_Text_20_2" style:display-name="Body Text 2" style:family="paragraph" style:parent-style-name="Standard">
      <style:text-properties style:font-name="Times New Roman" fo:font-size="9pt" style:font-size-asian="9pt"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Arial" fo:font-size="16pt" fo:font-weight="bold" style:font-size-asian="16pt" style:font-weight-asian="bold"/>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margin-left="0in" fo:margin-right="0.25in" fo:text-align="center" style:justify-single-word="false"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Rol Juine anno 1900</text:p>
        <text:p text:style-name="MP1">Alleen voor jouw ogen bestemd!</text:p>
        <text:p text:style-name="Header"/>
      </style:header>
      <style:footer>
        <text:p text:style-name="MP2"><draw:frame draw:style-name="Mfr1" draw:name="Frame1" text:anchor-type="paragraph" svg:y="0.0008in" fo:min-width="0in" draw:z-index="11"><draw:text-box fo:min-height="0.1457in"><text:p text:style-name="Footer"><text:span text:style-name="Page_20_Number"><text:page-number text:select-page="current">21</text:page-number></text:span></text:p></draw:text-box></draw:frame>Geschreven in Januari 2008 door</text:p>
        <text:p text:style-name="MP2">Elles Rauwerdink, Joost van den Bogaart en Richèl Bilderbeek</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Zelfreflectie</dc:title>
    <dc:subject>Zelfreflectie</dc:subject>
    <meta:keyword>Zelfreflectie</meta:keyword>
    <meta:initial-creator>Richèl Bilderbeek</meta:initial-creator>
    <meta:creation-date>2008-02-18T18:05:00</meta:creation-date>
    <dc:creator>Richel Bilderbeek</dc:creator>
    <dc:date>2008-03-11T11:33:00</dc:date>
    <meta:editing-cycles>15</meta:editing-cycles>
    <meta:editing-duration>PT01H41M00S</meta:editing-duration>
    <meta:document-statistic meta:table-count="0" meta:image-count="0" meta:object-count="0" meta:page-count="21" meta:paragraph-count="180" meta:word-count="6965" meta:character-count="40410"/>
    <meta:generator>OpenOffice.org/3.2$Linux OpenOffice.org_project/320m12$Build-9483</meta:generator>
    <meta:user-defined meta:name="Info 1"/>
    <meta:user-defined meta:name="Info 2"/>
    <meta:user-defined meta:name="Info 3"/>
    <meta:user-defined meta:name="Info 4"/>
  </office:meta>
</office:document-meta>
</file>